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4.981cm"/>
    </style:style>
    <style:style style:name="co5" style:family="table-column">
      <style:table-column-properties fo:break-before="auto" style:column-width="5.487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4" table:number-columns-repeated="1021" table:default-cell-style-name="Excel_20_Built-in_20_Normal"/>
        <table:table-row table:style-name="ro3">
          <table:table-cell office:value-type="string">
            <text:p>ind</text:p>
          </table:table-cell>
          <table:table-cell office:value-type="string">
            <text:p>obj</text:p>
          </table:table-cell>
          <table:table-cell office:value-type="string">
            <text:p>nom</text:p>
          </table:table-cell>
          <table:table-cell office:value-type="string">
            <text:p>rar</text:p>
          </table:table-cell>
          <table:table-cell office:value-type="string">
            <text:p>att</text:p>
          </table:table-cell>
          <table:table-cell office:value-type="string">
            <text:p>def</text:p>
          </table:table-cell>
          <table:table-cell office:value-type="string">
            <text:p>vie</text:p>
          </table:table-cell>
          <table:table-cell office:value-type="string">
            <text:p>cha</text:p>
          </table:table-cell>
          <table:table-cell office:value-type="string">
            <text:p>val</text:p>
          </table:table-cell>
          <table:table-cell office:value-type="string">
            <text:p>cof</text:p>
          </table:table-cell>
          <table:table-cell office:value-type="string">
            <text:p>ctl</text:p>
          </table:table-cell>
          <table:table-cell office:value-type="string">
            <text:p>lms</text:p>
          </table:table-cell>
          <table:table-cell office:value-type="string">
            <text:p>clm</text:p>
          </table:table-cell>
          <table:table-cell table:number-columns-repeated="101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otion_pv</text:p>
          </table:table-cell>
          <table:table-cell office:value-type="string">
            <text:p>Potion de vie</text:p>
          </table:table-cell>
          <table:table-cell office:value-type="string">
            <text:p>com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101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grosse_potion_pv</text:p>
          </table:table-cell>
          <table:table-cell office:value-type="string">
            <text:p>Grosse potion de vie</text:p>
          </table:table-cell>
          <table:table-cell office:value-type="string">
            <text:p>rar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lexir_de_chance</text:p>
          </table:table-cell>
          <table:table-cell office:value-type="string">
            <text:p>Eléxir de chance</text:p>
          </table:table-cell>
          <table:table-cell office:value-type="string">
            <text:p>rar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pee_de_chevalier</text:p>
          </table:table-cell>
          <table:table-cell office:value-type="string">
            <text:p>Épée de chevalier</text:p>
          </table:table-cell>
          <table:table-cell office:value-type="string">
            <text:p>co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ance</text:p>
          </table:table-cell>
          <table:table-cell office:value-type="string">
            <text:p>Lance</text:p>
          </table:table-cell>
          <table:table-cell office:value-type="string">
            <text:p>co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11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rc_elf</text:p>
          </table:table-cell>
          <table:table-cell office:value-type="string">
            <text:p>Arc d'elf</text:p>
          </table:table-cell>
          <table:table-cell office:value-type="string">
            <text:p>rar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rc_humain</text:p>
          </table:table-cell>
          <table:table-cell office:value-type="string">
            <text:p>Arc d'humain</text:p>
          </table:table-cell>
          <table:table-cell office:value-type="string">
            <text:p>co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ache</text:p>
          </table:table-cell>
          <table:table-cell office:value-type="string">
            <text:p>Hache</text:p>
          </table:table-cell>
          <table:table-cell office:value-type="string">
            <text:p>co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ieux</text:p>
          </table:table-cell>
          <table:table-cell office:value-type="string">
            <text:p>Pieux</text:p>
          </table:table-cell>
          <table:table-cell office:value-type="string">
            <text:p>co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ague</text:p>
          </table:table-cell>
          <table:table-cell office:value-type="string">
            <text:p>Dague</text:p>
          </table:table-cell>
          <table:table-cell office:value-type="string">
            <text:p>co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oignard</text:p>
          </table:table-cell>
          <table:table-cell office:value-type="string">
            <text:p>Poignard</text:p>
          </table:table-cell>
          <table:table-cell office:value-type="string">
            <text:p>co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hallebarde</text:p>
          </table:table-cell>
          <table:table-cell office:value-type="string">
            <text:p>Hallebarde</text:p>
          </table:table-cell>
          <table:table-cell office:value-type="string">
            <text:p>com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seax</text:p>
          </table:table-cell>
          <table:table-cell office:value-type="string">
            <text:p>Seax</text:p>
          </table:table-cell>
          <table:table-cell office:value-type="string">
            <text:p>leg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00">
            <text:p>3000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katana</text:p>
          </table:table-cell>
          <table:table-cell office:value-type="string">
            <text:p>Katana</text:p>
          </table:table-cell>
          <table:table-cell office:value-type="string">
            <text:p>epi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50">
            <text:p>1250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masse_d'arme</text:p>
          </table:table-cell>
          <table:table-cell office:value-type="string">
            <text:p>Masse d'arme</text:p>
          </table:table-cell>
          <table:table-cell office:value-type="string">
            <text:p>rar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arteau</text:p>
          </table:table-cell>
          <table:table-cell office:value-type="string">
            <text:p>Marteau</text:p>
          </table:table-cell>
          <table:table-cell office:value-type="string">
            <text:p>co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ecu</text:p>
          </table:table-cell>
          <table:table-cell office:value-type="string">
            <text:p>Écu</text:p>
          </table:table-cell>
          <table:table-cell office:value-type="string">
            <text:p>com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co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avois</text:p>
          </table:table-cell>
          <table:table-cell office:value-type="string">
            <text:p>Pavois</text:p>
          </table:table-cell>
          <table:table-cell office:value-type="string">
            <text:p>ra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bouclier_viking</text:p>
          </table:table-cell>
          <table:table-cell office:value-type="string">
            <text:p>Bouclier de viking</text:p>
          </table:table-cell>
          <table:table-cell office:value-type="string">
            <text:p>ra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asque</text:p>
          </table:table-cell>
          <table:table-cell office:value-type="string">
            <text:p>Casque</text:p>
          </table:table-cell>
          <table:table-cell office:value-type="string">
            <text:p>co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gants</text:p>
          </table:table-cell>
          <table:table-cell office:value-type="string">
            <text:p>Gants</text:p>
          </table:table-cell>
          <table:table-cell office:value-type="string">
            <text:p>c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ottes</text:p>
          </table:table-cell>
          <table:table-cell office:value-type="string">
            <text:p>Bottes</text:p>
          </table:table-cell>
          <table:table-cell office:value-type="string">
            <text:p>co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armure_de_chevalier</text:p>
          </table:table-cell>
          <table:table-cell office:value-type="string">
            <text:p>Armure de chevalier</text:p>
          </table:table-cell>
          <table:table-cell office:value-type="string">
            <text:p>epi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021">
            <text:p>2021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unique_cuir</text:p>
          </table:table-cell>
          <table:table-cell office:value-type="string">
            <text:p>Tunique en cuir</text:p>
          </table:table-cell>
          <table:table-cell office:value-type="string">
            <text:p>co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cote_maille</text:p>
          </table:table-cell>
          <table:table-cell office:value-type="string">
            <text:p>Cote de maille</text:p>
          </table:table-cell>
          <table:table-cell office:value-type="string">
            <text:p>r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nox</text:p>
          </table:table-cell>
          <table:table-cell office:value-type="string">
            <text:p>Nox</text:p>
          </table:table-cell>
          <table:table-cell office:value-type="string">
            <text:p>leg</text:p>
          </table:table-cell>
          <table:table-cell table:number-columns-repeated="4" office:value-type="float" office:value="0">
            <text:p>0</text:p>
          </table:table-cell>
          <table:table-cell office:value-type="float" office:value="4000">
            <text:p>4000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bonnet_de_lutin</text:p>
          </table:table-cell>
          <table:table-cell office:value-type="string">
            <text:p>Bonnet de lutin</text:p>
          </table:table-cell>
          <table:table-cell office:value-type="string">
            <text:p>r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gilet_jaune</text:p>
          </table:table-cell>
          <table:table-cell office:value-type="string">
            <text:p>Gilet jauné</text:p>
          </table:table-cell>
          <table:table-cell office:value-type="string">
            <text:p>le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epee_legendaire</text:p>
          </table:table-cell>
          <table:table-cell office:value-type="string">
            <text:p>Épée légendaire</text:p>
          </table:table-cell>
          <table:table-cell office:value-type="string">
            <text:p>leg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000">
            <text:p>15000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biere</text:p>
          </table:table-cell>
          <table:table-cell office:value-type="string">
            <text:p>Pinte de bière</text:p>
          </table:table-cell>
          <table:table-cell office:value-type="string">
            <text:p>com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delafontaine</text:p>
          </table:table-cell>
          <table:table-cell office:value-type="string">
            <text:p>De la Fontaine</text:p>
          </table:table-cell>
          <table:table-cell office:value-type="string">
            <text:p>com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chili_epice</text:p>
          </table:table-cell>
          <table:table-cell office:value-type="string">
            <text:p>Chili épicé</text:p>
          </table:table-cell>
          <table:table-cell office:value-type="string">
            <text:p>r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cote_de_boeuf</text:p>
          </table:table-cell>
          <table:table-cell office:value-type="string">
            <text:p>Côte de bœuf</text:p>
          </table:table-cell>
          <table:table-cell office:value-type="string">
            <text:p>com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uir</text:p>
          </table:table-cell>
          <table:table-cell office:value-type="string">
            <text:p>Cuir</text:p>
          </table:table-cell>
          <table:table-cell office:value-type="string">
            <text:p>com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1011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carburant_fq</text:p>
          </table:table-cell>
          <table:table-cell office:value-type="string">
            <text:p>Carburant de faible qualité</text:p>
          </table:table-cell>
          <table:table-cell office:value-type="string">
            <text:p>com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carburant_hq</text:p>
          </table:table-cell>
          <table:table-cell office:value-type="string">
            <text:p>Carburant de haute qualité</text:p>
          </table:table-cell>
          <table:table-cell office:value-type="string">
            <text:p>rar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lame-brise</text:p>
          </table:table-cell>
          <table:table-cell office:value-type="string">
            <text:p>Lame brisée</text:p>
          </table:table-cell>
          <table:table-cell office:value-type="string">
            <text:p>com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medaille_rouille</text:p>
          </table:table-cell>
          <table:table-cell office:value-type="string">
            <text:p>Médaille rouillée</text:p>
          </table:table-cell>
          <table:table-cell office:value-type="string">
            <text:p>com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trophe_5_maisons</text:p>
          </table:table-cell>
          <table:table-cell office:value-type="string">
            <text:p>Trophé des cinq maison</text:p>
          </table:table-cell>
          <table:table-cell office:value-type="string">
            <text:p>leg</text:p>
          </table:table-cell>
          <table:table-cell table:number-columns-repeated="4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coupe_d_argent</text:p>
          </table:table-cell>
          <table:table-cell office:value-type="string">
            <text:p>Coupe d'argent</text:p>
          </table:table-cell>
          <table:table-cell office:value-type="string">
            <text:p>rar</text:p>
          </table:table-cell>
          <table:table-cell table:number-columns-repeated="4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chaine_d_or</text:p>
          </table:table-cell>
          <table:table-cell office:value-type="string">
            <text:p>Chaine d'or</text:p>
          </table:table-cell>
          <table:table-cell office:value-type="string">
            <text:p>epi</text:p>
          </table:table-cell>
          <table:table-cell table:number-columns-repeated="4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diamant_d_innocence</text:p>
          </table:table-cell>
          <table:table-cell office:value-type="string">
            <text:p>Diamant d'innocence</text:p>
          </table:table-cell>
          <table:table-cell office:value-type="string">
            <text:p>leg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boule_de_slime</text:p>
          </table:table-cell>
          <table:table-cell office:value-type="string">
            <text:p>Boule de slime</text:p>
          </table:table-cell>
          <table:table-cell office:value-type="string">
            <text:p>com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corne_de_gobelin</text:p>
          </table:table-cell>
          <table:table-cell office:value-type="string">
            <text:p>Corne de gobelin</text:p>
          </table:table-cell>
          <table:table-cell office:value-type="string">
            <text:p>com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crochet_de_serpent</text:p>
          </table:table-cell>
          <table:table-cell office:value-type="string">
            <text:p>Crochet de serpent</text:p>
          </table:table-cell>
          <table:table-cell office:value-type="string">
            <text:p>com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ents_de_requin</text:p>
          </table:table-cell>
          <table:table-cell office:value-type="string">
            <text:p>Dents de requin</text:p>
          </table:table-cell>
          <table:table-cell office:value-type="string">
            <text:p>com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eaux_de_lapin</text:p>
          </table:table-cell>
          <table:table-cell office:value-type="string">
            <text:p>Peaux de lapin</text:p>
          </table:table-cell>
          <table:table-cell office:value-type="string">
            <text:p>com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etit_couteau</text:p>
          </table:table-cell>
          <table:table-cell office:value-type="string">
            <text:p>Petit couteaux</text:p>
          </table:table-cell>
          <table:table-cell office:value-type="string">
            <text:p>co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 table:print="false"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 table:print="false"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15/04/2021</text:date>, <text:time>16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5T16:07:26.62</dc:date>
    <dc:creator>Evann Colin</dc:creator>
    <meta:generator>OpenOffice/4.1.6$Win32 OpenOffice.org_project/416m1$Build-9790</meta:generator>
    <meta:editing-duration>PT4H1M19S</meta:editing-duration>
    <meta:editing-cycles>4</meta:editing-cycles>
    <meta:document-statistic meta:table-count="3" meta:cell-count="650" meta:object-count="0"/>
  </office:meta>
</office:document-meta>
</file>